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k5_threads_4" table:style-name="ta1">
        <table:shapes>
          <draw:frame draw:z-index="0" draw:style-name="gr1" draw:text-style-name="P1" svg:width="716.26pt" svg:height="383.24pt" svg:x="100.66pt" svg:y="1604.49pt">
            <draw:object draw:notify-on-update-of-ranges="nk5_threads_4.A2:nk5_threads_4.A101 nk5_threads_4.C2:nk5_threads_4.C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02.86pt" svg:height="376.47pt" svg:x="45.24pt" svg:y="1539.04pt">
            <draw:object draw:notify-on-update-of-ranges="nk5_threads_4.A2:nk5_threads_4.A101 nk5_threads_4.B2:nk5_threads_4.B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60.87pt" svg:height="375.73pt" svg:x="258.26pt" svg:y="1489.29pt">
            <draw:object draw:notify-on-update-of-ranges="nk5_threads_4.A2:nk5_threads_4.A101 nk5_threads_4.B2:nk5_threads_4.B101 nk5_threads_4.A2:nk5_threads_4.A101 nk5_threads_4.C2:nk5_threads_4.C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coef_nk5</text:p>
          </table:table-cell>
          <table:table-cell office:value-type="string" calcext:value-type="string">
            <text:p>coef_nk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9676" calcext:value-type="float">
            <text:p>1.59676</text:p>
          </table:table-cell>
          <table:table-cell office:value-type="float" office:value="1.24786" calcext:value-type="float">
            <text:p>1.247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6924" calcext:value-type="float">
            <text:p>2.16924</text:p>
          </table:table-cell>
          <table:table-cell office:value-type="float" office:value="2.381" calcext:value-type="float">
            <text:p>2.3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49114" calcext:value-type="float">
            <text:p>2.49114</text:p>
          </table:table-cell>
          <table:table-cell office:value-type="float" office:value="2.28234" calcext:value-type="float">
            <text:p>2.282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50581" calcext:value-type="float">
            <text:p>3.50581</text:p>
          </table:table-cell>
          <table:table-cell office:value-type="float" office:value="2.71727" calcext:value-type="float">
            <text:p>2.717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04406" calcext:value-type="float">
            <text:p>3.04406</text:p>
          </table:table-cell>
          <table:table-cell office:value-type="float" office:value="2.89683" calcext:value-type="float">
            <text:p>2.896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09035" calcext:value-type="float">
            <text:p>3.09035</text:p>
          </table:table-cell>
          <table:table-cell office:value-type="float" office:value="3.07056" calcext:value-type="float">
            <text:p>3.070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08024" calcext:value-type="float">
            <text:p>3.08024</text:p>
          </table:table-cell>
          <table:table-cell office:value-type="float" office:value="3.52825" calcext:value-type="float">
            <text:p>3.528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28251" calcext:value-type="float">
            <text:p>3.28251</text:p>
          </table:table-cell>
          <table:table-cell office:value-type="float" office:value="3.15864" calcext:value-type="float">
            <text:p>3.158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21147" calcext:value-type="float">
            <text:p>3.21147</text:p>
          </table:table-cell>
          <table:table-cell office:value-type="float" office:value="2.91344" calcext:value-type="float">
            <text:p>2.91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02464" calcext:value-type="float">
            <text:p>3.02464</text:p>
          </table:table-cell>
          <table:table-cell office:value-type="float" office:value="3.11179" calcext:value-type="float">
            <text:p>3.111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61396" calcext:value-type="float">
            <text:p>2.61396</text:p>
          </table:table-cell>
          <table:table-cell office:value-type="float" office:value="2.97725" calcext:value-type="float">
            <text:p>2.977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15489" calcext:value-type="float">
            <text:p>3.15489</text:p>
          </table:table-cell>
          <table:table-cell office:value-type="float" office:value="2.4536" calcext:value-type="float">
            <text:p>2.45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29489" calcext:value-type="float">
            <text:p>3.29489</text:p>
          </table:table-cell>
          <table:table-cell office:value-type="float" office:value="2.83676" calcext:value-type="float">
            <text:p>2.836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20217" calcext:value-type="float">
            <text:p>3.20217</text:p>
          </table:table-cell>
          <table:table-cell office:value-type="float" office:value="3.18584" calcext:value-type="float">
            <text:p>3.185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287" calcext:value-type="float">
            <text:p>3.287</text:p>
          </table:table-cell>
          <table:table-cell office:value-type="float" office:value="3.57987" calcext:value-type="float">
            <text:p>3.579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45803" calcext:value-type="float">
            <text:p>3.45803</text:p>
          </table:table-cell>
          <table:table-cell office:value-type="float" office:value="3.27568" calcext:value-type="float">
            <text:p>3.275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8741" calcext:value-type="float">
            <text:p>2.48741</text:p>
          </table:table-cell>
          <table:table-cell office:value-type="float" office:value="3.30387" calcext:value-type="float">
            <text:p>3.303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4621" calcext:value-type="float">
            <text:p>2.4621</text:p>
          </table:table-cell>
          <table:table-cell office:value-type="float" office:value="2.48144" calcext:value-type="float">
            <text:p>2.4814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46894" calcext:value-type="float">
            <text:p>2.46894</text:p>
          </table:table-cell>
          <table:table-cell office:value-type="float" office:value="2.63517" calcext:value-type="float">
            <text:p>2.635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46581" calcext:value-type="float">
            <text:p>2.46581</text:p>
          </table:table-cell>
          <table:table-cell office:value-type="float" office:value="2.62635" calcext:value-type="float">
            <text:p>2.626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46526" calcext:value-type="float">
            <text:p>2.46526</text:p>
          </table:table-cell>
          <table:table-cell office:value-type="float" office:value="2.60303" calcext:value-type="float">
            <text:p>2.603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5079" calcext:value-type="float">
            <text:p>2.5079</text:p>
          </table:table-cell>
          <table:table-cell office:value-type="float" office:value="2.5983" calcext:value-type="float">
            <text:p>2.598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50244" calcext:value-type="float">
            <text:p>2.50244</text:p>
          </table:table-cell>
          <table:table-cell office:value-type="float" office:value="2.5278" calcext:value-type="float">
            <text:p>2.527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46908" calcext:value-type="float">
            <text:p>2.46908</text:p>
          </table:table-cell>
          <table:table-cell office:value-type="float" office:value="2.59157" calcext:value-type="float">
            <text:p>2.591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55768" calcext:value-type="float">
            <text:p>2.55768</text:p>
          </table:table-cell>
          <table:table-cell office:value-type="float" office:value="2.50679" calcext:value-type="float">
            <text:p>2.5067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58371" calcext:value-type="float">
            <text:p>2.58371</text:p>
          </table:table-cell>
          <table:table-cell office:value-type="float" office:value="2.50292" calcext:value-type="float">
            <text:p>2.502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5111" calcext:value-type="float">
            <text:p>2.5111</text:p>
          </table:table-cell>
          <table:table-cell office:value-type="float" office:value="2.50158" calcext:value-type="float">
            <text:p>2.501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39463" calcext:value-type="float">
            <text:p>2.39463</text:p>
          </table:table-cell>
          <table:table-cell office:value-type="float" office:value="2.56958" calcext:value-type="float">
            <text:p>2.5695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55032" calcext:value-type="float">
            <text:p>2.55032</text:p>
          </table:table-cell>
          <table:table-cell office:value-type="float" office:value="2.5335" calcext:value-type="float">
            <text:p>2.53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53341" calcext:value-type="float">
            <text:p>2.53341</text:p>
          </table:table-cell>
          <table:table-cell office:value-type="float" office:value="2.40505" calcext:value-type="float">
            <text:p>2.405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67195" calcext:value-type="float">
            <text:p>2.67195</text:p>
          </table:table-cell>
          <table:table-cell office:value-type="float" office:value="2.60264" calcext:value-type="float">
            <text:p>2.6026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66647" calcext:value-type="float">
            <text:p>2.66647</text:p>
          </table:table-cell>
          <table:table-cell office:value-type="float" office:value="2.60065" calcext:value-type="float">
            <text:p>2.600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6633" calcext:value-type="float">
            <text:p>2.6633</text:p>
          </table:table-cell>
          <table:table-cell office:value-type="float" office:value="2.7217" calcext:value-type="float">
            <text:p>2.72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58923" calcext:value-type="float">
            <text:p>2.58923</text:p>
          </table:table-cell>
          <table:table-cell office:value-type="float" office:value="2.57627" calcext:value-type="float">
            <text:p>2.576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2692" calcext:value-type="float">
            <text:p>2.72692</text:p>
          </table:table-cell>
          <table:table-cell office:value-type="float" office:value="2.6796" calcext:value-type="float">
            <text:p>2.679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11676" calcext:value-type="float">
            <text:p>3.11676</text:p>
          </table:table-cell>
          <table:table-cell office:value-type="float" office:value="3.44287" calcext:value-type="float">
            <text:p>3.4428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52463" calcext:value-type="float">
            <text:p>3.52463</text:p>
          </table:table-cell>
          <table:table-cell office:value-type="float" office:value="3.4763" calcext:value-type="float">
            <text:p>3.476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53086" calcext:value-type="float">
            <text:p>3.53086</text:p>
          </table:table-cell>
          <table:table-cell office:value-type="float" office:value="3.5163" calcext:value-type="float">
            <text:p>3.516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26911" calcext:value-type="float">
            <text:p>3.26911</text:p>
          </table:table-cell>
          <table:table-cell office:value-type="float" office:value="2.94788" calcext:value-type="float">
            <text:p>2.947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57334" calcext:value-type="float">
            <text:p>2.57334</text:p>
          </table:table-cell>
          <table:table-cell office:value-type="float" office:value="3.37492" calcext:value-type="float">
            <text:p>3.3749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57617" calcext:value-type="float">
            <text:p>2.57617</text:p>
          </table:table-cell>
          <table:table-cell office:value-type="float" office:value="2.60212" calcext:value-type="float">
            <text:p>2.602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58115" calcext:value-type="float">
            <text:p>2.58115</text:p>
          </table:table-cell>
          <table:table-cell office:value-type="float" office:value="2.59477" calcext:value-type="float">
            <text:p>2.5947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54062" calcext:value-type="float">
            <text:p>2.54062</text:p>
          </table:table-cell>
          <table:table-cell office:value-type="float" office:value="2.604" calcext:value-type="float">
            <text:p>2.60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55203" calcext:value-type="float">
            <text:p>2.55203</text:p>
          </table:table-cell>
          <table:table-cell office:value-type="float" office:value="2.57278" calcext:value-type="float">
            <text:p>2.5727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62396" calcext:value-type="float">
            <text:p>2.62396</text:p>
          </table:table-cell>
          <table:table-cell office:value-type="float" office:value="2.60261" calcext:value-type="float">
            <text:p>2.602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51933" calcext:value-type="float">
            <text:p>2.51933</text:p>
          </table:table-cell>
          <table:table-cell office:value-type="float" office:value="2.57057" calcext:value-type="float">
            <text:p>2.5705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49993" calcext:value-type="float">
            <text:p>2.49993</text:p>
          </table:table-cell>
          <table:table-cell office:value-type="float" office:value="2.51296" calcext:value-type="float">
            <text:p>2.512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49859" calcext:value-type="float">
            <text:p>2.49859</text:p>
          </table:table-cell>
          <table:table-cell office:value-type="float" office:value="2.46822" calcext:value-type="float">
            <text:p>2.468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55303" calcext:value-type="float">
            <text:p>2.55303</text:p>
          </table:table-cell>
          <table:table-cell office:value-type="float" office:value="2.57961" calcext:value-type="float">
            <text:p>2.579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54158" calcext:value-type="float">
            <text:p>2.54158</text:p>
          </table:table-cell>
          <table:table-cell office:value-type="float" office:value="2.59749" calcext:value-type="float">
            <text:p>2.5974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50748" calcext:value-type="float">
            <text:p>2.50748</text:p>
          </table:table-cell>
          <table:table-cell office:value-type="float" office:value="2.54662" calcext:value-type="float">
            <text:p>2.5466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54352" calcext:value-type="float">
            <text:p>2.54352</text:p>
          </table:table-cell>
          <table:table-cell office:value-type="float" office:value="2.52355" calcext:value-type="float">
            <text:p>2.5235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53845" calcext:value-type="float">
            <text:p>2.53845</text:p>
          </table:table-cell>
          <table:table-cell office:value-type="float" office:value="2.55811" calcext:value-type="float">
            <text:p>2.5581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53375" calcext:value-type="float">
            <text:p>2.53375</text:p>
          </table:table-cell>
          <table:table-cell office:value-type="float" office:value="2.45476" calcext:value-type="float">
            <text:p>2.4547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45642" calcext:value-type="float">
            <text:p>2.45642</text:p>
          </table:table-cell>
          <table:table-cell office:value-type="float" office:value="2.59032" calcext:value-type="float">
            <text:p>2.5903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55799" calcext:value-type="float">
            <text:p>2.55799</text:p>
          </table:table-cell>
          <table:table-cell office:value-type="float" office:value="2.41948" calcext:value-type="float">
            <text:p>2.4194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54772" calcext:value-type="float">
            <text:p>2.54772</text:p>
          </table:table-cell>
          <table:table-cell office:value-type="float" office:value="2.61176" calcext:value-type="float">
            <text:p>2.6117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56715" calcext:value-type="float">
            <text:p>2.56715</text:p>
          </table:table-cell>
          <table:table-cell office:value-type="float" office:value="2.57641" calcext:value-type="float">
            <text:p>2.5764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55425" calcext:value-type="float">
            <text:p>2.55425</text:p>
          </table:table-cell>
          <table:table-cell office:value-type="float" office:value="2.53881" calcext:value-type="float">
            <text:p>2.538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60997" calcext:value-type="float">
            <text:p>2.60997</text:p>
          </table:table-cell>
          <table:table-cell office:value-type="float" office:value="2.59202" calcext:value-type="float">
            <text:p>2.5920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54909" calcext:value-type="float">
            <text:p>2.54909</text:p>
          </table:table-cell>
          <table:table-cell office:value-type="float" office:value="2.58872" calcext:value-type="float">
            <text:p>2.5887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58109" calcext:value-type="float">
            <text:p>2.58109</text:p>
          </table:table-cell>
          <table:table-cell office:value-type="float" office:value="2.58368" calcext:value-type="float">
            <text:p>2.5836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55759" calcext:value-type="float">
            <text:p>2.55759</text:p>
          </table:table-cell>
          <table:table-cell office:value-type="float" office:value="2.5659" calcext:value-type="float">
            <text:p>2.56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57335" calcext:value-type="float">
            <text:p>2.57335</text:p>
          </table:table-cell>
          <table:table-cell office:value-type="float" office:value="2.56723" calcext:value-type="float">
            <text:p>2.5672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5643" calcext:value-type="float">
            <text:p>2.5643</text:p>
          </table:table-cell>
          <table:table-cell office:value-type="float" office:value="2.51603" calcext:value-type="float">
            <text:p>2.5160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55153" calcext:value-type="float">
            <text:p>2.55153</text:p>
          </table:table-cell>
          <table:table-cell office:value-type="float" office:value="2.52874" calcext:value-type="float">
            <text:p>2.5287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51671" calcext:value-type="float">
            <text:p>2.51671</text:p>
          </table:table-cell>
          <table:table-cell office:value-type="float" office:value="2.22386" calcext:value-type="float">
            <text:p>2.2238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51001" calcext:value-type="float">
            <text:p>2.51001</text:p>
          </table:table-cell>
          <table:table-cell office:value-type="float" office:value="2.54902" calcext:value-type="float">
            <text:p>2.5490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2844" calcext:value-type="float">
            <text:p>3.2844</text:p>
          </table:table-cell>
          <table:table-cell office:value-type="float" office:value="2.56277" calcext:value-type="float">
            <text:p>2.5627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2981" calcext:value-type="float">
            <text:p>3.2981</text:p>
          </table:table-cell>
          <table:table-cell office:value-type="float" office:value="3.46059" calcext:value-type="float">
            <text:p>3.4605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27892" calcext:value-type="float">
            <text:p>3.27892</text:p>
          </table:table-cell>
          <table:table-cell office:value-type="float" office:value="3.46781" calcext:value-type="float">
            <text:p>3.4678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25926" calcext:value-type="float">
            <text:p>3.25926</text:p>
          </table:table-cell>
          <table:table-cell office:value-type="float" office:value="3.46373" calcext:value-type="float">
            <text:p>3.4637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37003" calcext:value-type="float">
            <text:p>3.37003</text:p>
          </table:table-cell>
          <table:table-cell office:value-type="float" office:value="3.52774" calcext:value-type="float">
            <text:p>3.5277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49667" calcext:value-type="float">
            <text:p>3.49667</text:p>
          </table:table-cell>
          <table:table-cell office:value-type="float" office:value="3.48154" calcext:value-type="float">
            <text:p>3.4815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39766" calcext:value-type="float">
            <text:p>3.39766</text:p>
          </table:table-cell>
          <table:table-cell office:value-type="float" office:value="3.31839" calcext:value-type="float">
            <text:p>3.3183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35591" calcext:value-type="float">
            <text:p>3.35591</text:p>
          </table:table-cell>
          <table:table-cell office:value-type="float" office:value="3.42584" calcext:value-type="float">
            <text:p>3.4258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35717" calcext:value-type="float">
            <text:p>3.35717</text:p>
          </table:table-cell>
          <table:table-cell office:value-type="float" office:value="3.49415" calcext:value-type="float">
            <text:p>3.494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47054" calcext:value-type="float">
            <text:p>3.47054</text:p>
          </table:table-cell>
          <table:table-cell office:value-type="float" office:value="3.38806" calcext:value-type="float">
            <text:p>3.3880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30069" calcext:value-type="float">
            <text:p>3.30069</text:p>
          </table:table-cell>
          <table:table-cell office:value-type="float" office:value="3.45056" calcext:value-type="float">
            <text:p>3.450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33055" calcext:value-type="float">
            <text:p>3.33055</text:p>
          </table:table-cell>
          <table:table-cell office:value-type="float" office:value="3.50092" calcext:value-type="float">
            <text:p>3.5009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39446" calcext:value-type="float">
            <text:p>3.39446</text:p>
          </table:table-cell>
          <table:table-cell office:value-type="float" office:value="3.34966" calcext:value-type="float">
            <text:p>3.3496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76729" calcext:value-type="float">
            <text:p>2.76729</text:p>
          </table:table-cell>
          <table:table-cell office:value-type="float" office:value="2.80961" calcext:value-type="float">
            <text:p>2.8096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35761" calcext:value-type="float">
            <text:p>3.35761</text:p>
          </table:table-cell>
          <table:table-cell office:value-type="float" office:value="2.80009" calcext:value-type="float">
            <text:p>2.8000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53217" calcext:value-type="float">
            <text:p>2.53217</text:p>
          </table:table-cell>
          <table:table-cell office:value-type="float" office:value="3.41096" calcext:value-type="float">
            <text:p>3.4109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53188" calcext:value-type="float">
            <text:p>2.53188</text:p>
          </table:table-cell>
          <table:table-cell office:value-type="float" office:value="2.57922" calcext:value-type="float">
            <text:p>2.5792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53984" calcext:value-type="float">
            <text:p>2.53984</text:p>
          </table:table-cell>
          <table:table-cell office:value-type="float" office:value="2.57993" calcext:value-type="float">
            <text:p>2.5799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53234" calcext:value-type="float">
            <text:p>2.53234</text:p>
          </table:table-cell>
          <table:table-cell office:value-type="float" office:value="2.57061" calcext:value-type="float">
            <text:p>2.5706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53085" calcext:value-type="float">
            <text:p>2.53085</text:p>
          </table:table-cell>
          <table:table-cell office:value-type="float" office:value="2.53956" calcext:value-type="float">
            <text:p>2.5395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65032" calcext:value-type="float">
            <text:p>2.65032</text:p>
          </table:table-cell>
          <table:table-cell office:value-type="float" office:value="3.36781" calcext:value-type="float">
            <text:p>3.3678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30432" calcext:value-type="float">
            <text:p>3.30432</text:p>
          </table:table-cell>
          <table:table-cell office:value-type="float" office:value="2.62622" calcext:value-type="float">
            <text:p>2.6262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18587" calcext:value-type="float">
            <text:p>3.18587</text:p>
          </table:table-cell>
          <table:table-cell office:value-type="float" office:value="3.41884" calcext:value-type="float">
            <text:p>3.4188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27762" calcext:value-type="float">
            <text:p>3.27762</text:p>
          </table:table-cell>
          <table:table-cell office:value-type="float" office:value="3.50202" calcext:value-type="float">
            <text:p>3.5020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34803" calcext:value-type="float">
            <text:p>3.34803</text:p>
          </table:table-cell>
          <table:table-cell office:value-type="float" office:value="3.42806" calcext:value-type="float">
            <text:p>3.4280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34687" calcext:value-type="float">
            <text:p>3.34687</text:p>
          </table:table-cell>
          <table:table-cell office:value-type="float" office:value="3.41602" calcext:value-type="float">
            <text:p>3.4160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32566" calcext:value-type="float">
            <text:p>3.32566</text:p>
          </table:table-cell>
          <table:table-cell office:value-type="float" office:value="3.36965" calcext:value-type="float">
            <text:p>3.3696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43585" calcext:value-type="float">
            <text:p>3.43585</text:p>
          </table:table-cell>
          <table:table-cell office:value-type="float" office:value="3.33969" calcext:value-type="float">
            <text:p>3.3396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37831" calcext:value-type="float">
            <text:p>3.37831</text:p>
          </table:table-cell>
          <table:table-cell office:value-type="float" office:value="3.36712" calcext:value-type="float">
            <text:p>3.3671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33624" calcext:value-type="float">
            <text:p>3.33624</text:p>
          </table:table-cell>
          <table:table-cell office:value-type="float" office:value="3.4011" calcext:value-type="float">
            <text:p>3.401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34812" calcext:value-type="float">
            <text:p>3.34812</text:p>
          </table:table-cell>
          <table:table-cell office:value-type="float" office:value="3.41416" calcext:value-type="float">
            <text:p>3.414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2098" calcext:value-type="float">
            <text:p>3.32098</text:p>
          </table:table-cell>
          <table:table-cell office:value-type="float" office:value="3.38306" calcext:value-type="float">
            <text:p>3.38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08:13:09.247052655</dc:date>
    <meta:editing-duration>PT15H19M16S</meta:editing-duration>
    <meta:editing-cycles>2</meta:editing-cycles>
    <meta:generator>LibreOffice/4.4.2.2$Linux_X86_64 LibreOffice_project/40m0$Build-2</meta:generator>
    <meta:document-statistic meta:table-count="1" meta:cell-count="3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origin="0" chart:interval-major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69cm" svg:height="13.521cm" xlink:href=".." xlink:type="simple" chart:class="chart:scatter" chart:style-name="ch1">
        <chart:title svg:x="8.86cm" svg:y="0.406cm" chart:style-name="ch2">
          <text:p>График для коэффициента при n=4</text:p>
        </chart:title>
        <chart:subtitle svg:x="10.619cm" svg:y="1.481cm" chart:style-name="ch3">
          <text:p>Количество потоков 4</text:p>
        </chart:subtitle>
        <chart:plot-area chart:style-name="ch4" table:cell-range-address="nk5_threads_4.A2:nk5_threads_4.A101 nk5_threads_4.C2:nk5_threads_4.C101" svg:x="1.516cm" svg:y="2.46cm" svg:width="23.248cm" svg:height="9.81cm">
          <chartooo:coordinate-region svg:x="2.243cm" svg:y="2.659cm" svg:width="22.149cm" svg:height="8.964cm"/>
          <chart:axis chart:dimension="x" chart:name="primary-x" chart:style-name="ch5">
            <chart:title svg:x="12.964cm" svg:y="12.54cm" chart:style-name="ch6">
              <text:p>N</text:p>
            </chart:title>
          </chart:axis>
          <chart:axis chart:dimension="y" chart:name="primary-y" chart:style-name="ch7">
            <chart:title svg:x="0.451cm" svg:y="8.494cm" chart:style-name="ch8">
              <text:p>Коэффициент</text:p>
            </chart:title>
            <chart:grid chart:style-name="ch9" chart:class="major"/>
          </chart:axis>
          <chart:series chart:style-name="ch10" chart:values-cell-range-address="nk5_threads_4.C2:nk5_threads_4.C101" chart:class="chart:scatter">
            <chart:domain table:cell-range-address="nk5_threads_4.A2:nk5_threads_4.A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4.A2:nk5_threads_4.A101</svg:desc>
                </draw:g>
              </table:table-cell>
              <table:table-cell office:value-type="float" office:value="1.24786">
                <text:p>1.24786</text:p>
                <draw:g>
                  <svg:desc>nk5_threads_4.C2:nk5_threads_4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381">
                <text:p>2.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28234">
                <text:p>2.28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71727">
                <text:p>2.71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89683">
                <text:p>2.89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.07056">
                <text:p>3.07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52825">
                <text:p>3.52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.15864">
                <text:p>3.15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91344">
                <text:p>2.91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.11179">
                <text:p>3.11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.97725">
                <text:p>2.97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.4536">
                <text:p>2.4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.83676">
                <text:p>2.83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.18584">
                <text:p>3.18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.57987">
                <text:p>3.57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.27568">
                <text:p>3.27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3.30387">
                <text:p>3.30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.48144">
                <text:p>2.4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.63517">
                <text:p>2.63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.62635">
                <text:p>2.62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.60303">
                <text:p>2.60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.5983">
                <text:p>2.5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.5278">
                <text:p>2.5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.59157">
                <text:p>2.59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.50679">
                <text:p>2.50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.50292">
                <text:p>2.50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.50158">
                <text:p>2.50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.56958">
                <text:p>2.56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.5335">
                <text:p>2.5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.40505">
                <text:p>2.40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.60264">
                <text:p>2.60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.60065">
                <text:p>2.60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.7217">
                <text:p>2.7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.57627">
                <text:p>2.57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.6796">
                <text:p>2.6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.44287">
                <text:p>3.44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.4763">
                <text:p>3.4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.5163">
                <text:p>3.5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.94788">
                <text:p>2.94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.37492">
                <text:p>3.37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.60212">
                <text:p>2.60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.59477">
                <text:p>2.59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.604">
                <text:p>2.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.57278">
                <text:p>2.57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.60261">
                <text:p>2.60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.57057">
                <text:p>2.570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.51296">
                <text:p>2.51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.46822">
                <text:p>2.46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.57961">
                <text:p>2.579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.59749">
                <text:p>2.59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.54662">
                <text:p>2.54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.52355">
                <text:p>2.52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.55811">
                <text:p>2.55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.45476">
                <text:p>2.454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.59032">
                <text:p>2.59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.41948">
                <text:p>2.41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.61176">
                <text:p>2.61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.57641">
                <text:p>2.5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.53881">
                <text:p>2.53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.59202">
                <text:p>2.59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.58872">
                <text:p>2.58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.58368">
                <text:p>2.58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.5659">
                <text:p>2.5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.56723">
                <text:p>2.56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.51603">
                <text:p>2.51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.52874">
                <text:p>2.52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.22386">
                <text:p>2.22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.54902">
                <text:p>2.54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.56277">
                <text:p>2.56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.46059">
                <text:p>3.46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.46781">
                <text:p>3.46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.46373">
                <text:p>3.46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.52774">
                <text:p>3.52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.48154">
                <text:p>3.48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.31839">
                <text:p>3.31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.42584">
                <text:p>3.425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.49415">
                <text:p>3.49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.38806">
                <text:p>3.38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.45056">
                <text:p>3.45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.50092">
                <text:p>3.50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.34966">
                <text:p>3.349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.80961">
                <text:p>2.80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2.80009">
                <text:p>2.80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3.41096">
                <text:p>3.41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.57922">
                <text:p>2.579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.57993">
                <text:p>2.57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.57061">
                <text:p>2.57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.53956">
                <text:p>2.539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3.36781">
                <text:p>3.367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2.62622">
                <text:p>2.626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3.41884">
                <text:p>3.418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.50202">
                <text:p>3.502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.42806">
                <text:p>3.428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.41602">
                <text:p>3.41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.36965">
                <text:p>3.369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3.33969">
                <text:p>3.33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3.36712">
                <text:p>3.36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3.4011">
                <text:p>3.4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3.41416">
                <text:p>3.414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.38306">
                <text:p>3.38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4" chart:origin="0" chart:interval-major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24cm" svg:height="13.282cm" xlink:href=".." xlink:type="simple" chart:class="chart:scatter" chart:style-name="ch1">
        <chart:title svg:x="10.388cm" svg:y="0.401cm" chart:style-name="ch2">
          <text:p>График для коэффициента при n=5</text:p>
        </chart:title>
        <chart:subtitle svg:x="12.147cm" svg:y="1.471cm" chart:style-name="ch3">
          <text:p>Количество потоков 4</text:p>
        </chart:subtitle>
        <chart:plot-area chart:style-name="ch4" table:cell-range-address="nk5_threads_4.A2:nk5_threads_4.B101" svg:x="1.577cm" svg:y="2.445cm" svg:width="26.181cm" svg:height="9.591cm">
          <chartooo:coordinate-region svg:x="2.304cm" svg:y="2.644cm" svg:width="25.082cm" svg:height="8.745cm"/>
          <chart:axis chart:dimension="x" chart:name="primary-x" chart:style-name="ch5">
            <chart:title svg:x="14.491cm" svg:y="12.301cm" chart:style-name="ch6">
              <text:p>N</text:p>
            </chart:title>
          </chart:axis>
          <chart:axis chart:dimension="y" chart:name="primary-y" chart:style-name="ch7">
            <chart:title svg:x="0.451cm" svg:y="8.369cm" chart:style-name="ch8">
              <text:p>Коэффициент</text:p>
            </chart:title>
            <chart:grid chart:style-name="ch9" chart:class="major"/>
          </chart:axis>
          <chart:series chart:style-name="ch10" chart:values-cell-range-address="nk5_threads_4.B2:nk5_threads_4.B101" chart:class="chart:scatter">
            <chart:domain table:cell-range-address="nk5_threads_4.A2:nk5_threads_4.A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4.A2:nk5_threads_4.A101</svg:desc>
                </draw:g>
              </table:table-cell>
              <table:table-cell office:value-type="float" office:value="1.59676">
                <text:p>1.59676</text:p>
                <draw:g>
                  <svg:desc>nk5_threads_4.B2:nk5_threads_4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16924">
                <text:p>2.16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9114">
                <text:p>2.49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50581">
                <text:p>3.50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04406">
                <text:p>3.04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.09035">
                <text:p>3.09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08024">
                <text:p>3.08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.28251">
                <text:p>3.28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.21147">
                <text:p>3.21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.02464">
                <text:p>3.02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.61396">
                <text:p>2.61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.15489">
                <text:p>3.15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.29489">
                <text:p>3.29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.20217">
                <text:p>3.20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.287">
                <text:p>3.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.45803">
                <text:p>3.458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.48741">
                <text:p>2.48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.4621">
                <text:p>2.4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.46894">
                <text:p>2.46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.46581">
                <text:p>2.46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.46526">
                <text:p>2.46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.5079">
                <text:p>2.5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.50244">
                <text:p>2.50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.46908">
                <text:p>2.469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.55768">
                <text:p>2.55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.58371">
                <text:p>2.58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.5111">
                <text:p>2.5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.39463">
                <text:p>2.394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.55032">
                <text:p>2.550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.53341">
                <text:p>2.53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.67195">
                <text:p>2.67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.66647">
                <text:p>2.666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.6633">
                <text:p>2.66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.58923">
                <text:p>2.589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.72692">
                <text:p>2.72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.11676">
                <text:p>3.116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.52463">
                <text:p>3.52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.53086">
                <text:p>3.530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.26911">
                <text:p>3.26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.57334">
                <text:p>2.57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.57617">
                <text:p>2.57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.58115">
                <text:p>2.58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.54062">
                <text:p>2.54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.55203">
                <text:p>2.552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.62396">
                <text:p>2.62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.51933">
                <text:p>2.51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.49993">
                <text:p>2.49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.49859">
                <text:p>2.49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.55303">
                <text:p>2.553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.54158">
                <text:p>2.54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.50748">
                <text:p>2.50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.54352">
                <text:p>2.54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.53845">
                <text:p>2.53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.53375">
                <text:p>2.53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.45642">
                <text:p>2.45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.55799">
                <text:p>2.557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.54772">
                <text:p>2.54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.56715">
                <text:p>2.56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.55425">
                <text:p>2.554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.60997">
                <text:p>2.60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.54909">
                <text:p>2.54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.58109">
                <text:p>2.58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.55759">
                <text:p>2.557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.57335">
                <text:p>2.57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.5643">
                <text:p>2.5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.55153">
                <text:p>2.55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.51671">
                <text:p>2.516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.51001">
                <text:p>2.51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.2844">
                <text:p>3.28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.2981">
                <text:p>3.29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.27892">
                <text:p>3.27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.25926">
                <text:p>3.259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.37003">
                <text:p>3.37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.49667">
                <text:p>3.49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.39766">
                <text:p>3.39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.35591">
                <text:p>3.355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.35717">
                <text:p>3.35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.47054">
                <text:p>3.47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.30069">
                <text:p>3.30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.33055">
                <text:p>3.33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.39446">
                <text:p>3.39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.76729">
                <text:p>2.767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.35761">
                <text:p>3.357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.53217">
                <text:p>2.53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.53188">
                <text:p>2.531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.53984">
                <text:p>2.53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.53234">
                <text:p>2.532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.53085">
                <text:p>2.530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2.65032">
                <text:p>2.650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3.30432">
                <text:p>3.304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3.18587">
                <text:p>3.185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.27762">
                <text:p>3.27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.34803">
                <text:p>3.34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.34687">
                <text:p>3.34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.32566">
                <text:p>3.325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3.43585">
                <text:p>3.435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3.37831">
                <text:p>3.378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3.33624">
                <text:p>3.33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3.34812">
                <text:p>3.34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.32098">
                <text:p>3.32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1" chart:maximum="4" chart:origin="0" chart:interval-major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15cm" svg:height="13.256cm" xlink:href=".." xlink:type="simple" chart:class="chart:scatter" chart:style-name="ch1">
        <chart:title svg:x="7.248cm" svg:y="0.401cm" chart:style-name="ch2">
          <text:p>График для коэффициента при n=4 и n=5</text:p>
        </chart:title>
        <chart:subtitle svg:x="9.642cm" svg:y="1.471cm" chart:style-name="ch3">
          <text:p>Количество потоков 4</text:p>
        </chart:subtitle>
        <chart:legend chart:legend-position="end" svg:x="21.389cm" svg:y="6.08cm" style:legend-expansion="high" chart:style-name="ch4"/>
        <chart:plot-area chart:style-name="ch5" table:cell-range-address="nk5_threads_4.A2:nk5_threads_4.C101" chart:data-source-has-labels="row" svg:x="1.477cm" svg:y="2.445cm" svg:width="19.446cm" svg:height="9.565cm">
          <chartooo:coordinate-region svg:x="2.204cm" svg:y="2.644cm" svg:width="18.348cm" svg:height="8.719cm"/>
          <chart:axis chart:dimension="x" chart:name="primary-x" chart:style-name="ch6">
            <chart:title svg:x="11.024cm" svg:y="12.275cm" chart:style-name="ch7">
              <text:p>N</text:p>
            </chart:title>
            <chart:grid chart:style-name="ch8" chart:class="major"/>
          </chart:axis>
          <chart:axis chart:dimension="y" chart:name="primary-y" chart:style-name="ch9">
            <chart:title svg:x="0.451cm" svg:y="8.356cm" chart:style-name="ch10">
              <text:p>Коэффициент</text:p>
            </chart:title>
            <chart:grid chart:style-name="ch8" chart:class="major"/>
          </chart:axis>
          <chart:series chart:style-name="ch11" chart:values-cell-range-address="nk5_threads_4.B2:nk5_threads_4.B101" loext:label-string="five" chart:class="chart:scatter">
            <chart:domain table:cell-range-address="nk5_threads_4.A2:nk5_threads_4.A101"/>
            <chart:data-point chart:repeated="100"/>
          </chart:series>
          <chart:series chart:style-name="ch12" chart:values-cell-range-address="nk5_threads_4.C2:nk5_threads_4.C101" loext:label-string="four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ve</text:p>
              </table:table-cell>
              <table:table-cell office:value-type="string">
                <text:p>fou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4.A2:nk5_threads_4.A101</svg:desc>
                </draw:g>
              </table:table-cell>
              <table:table-cell office:value-type="float" office:value="1.59676">
                <text:p>1.59676</text:p>
                <draw:g>
                  <svg:desc>nk5_threads_4.B2:nk5_threads_4.B101</svg:desc>
                </draw:g>
              </table:table-cell>
              <table:table-cell office:value-type="float" office:value="1.24786">
                <text:p>1.24786</text:p>
                <draw:g>
                  <svg:desc>nk5_threads_4.C2:nk5_threads_4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16924">
                <text:p>2.16924</text:p>
              </table:table-cell>
              <table:table-cell office:value-type="float" office:value="2.381">
                <text:p>2.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9114">
                <text:p>2.49114</text:p>
              </table:table-cell>
              <table:table-cell office:value-type="float" office:value="2.28234">
                <text:p>2.28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50581">
                <text:p>3.50581</text:p>
              </table:table-cell>
              <table:table-cell office:value-type="float" office:value="2.71727">
                <text:p>2.71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04406">
                <text:p>3.04406</text:p>
              </table:table-cell>
              <table:table-cell office:value-type="float" office:value="2.89683">
                <text:p>2.89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.09035">
                <text:p>3.09035</text:p>
              </table:table-cell>
              <table:table-cell office:value-type="float" office:value="3.07056">
                <text:p>3.07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08024">
                <text:p>3.08024</text:p>
              </table:table-cell>
              <table:table-cell office:value-type="float" office:value="3.52825">
                <text:p>3.52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.28251">
                <text:p>3.28251</text:p>
              </table:table-cell>
              <table:table-cell office:value-type="float" office:value="3.15864">
                <text:p>3.15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.21147">
                <text:p>3.21147</text:p>
              </table:table-cell>
              <table:table-cell office:value-type="float" office:value="2.91344">
                <text:p>2.91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.02464">
                <text:p>3.02464</text:p>
              </table:table-cell>
              <table:table-cell office:value-type="float" office:value="3.11179">
                <text:p>3.11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.61396">
                <text:p>2.61396</text:p>
              </table:table-cell>
              <table:table-cell office:value-type="float" office:value="2.97725">
                <text:p>2.97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.15489">
                <text:p>3.15489</text:p>
              </table:table-cell>
              <table:table-cell office:value-type="float" office:value="2.4536">
                <text:p>2.4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.29489">
                <text:p>3.29489</text:p>
              </table:table-cell>
              <table:table-cell office:value-type="float" office:value="2.83676">
                <text:p>2.83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.20217">
                <text:p>3.20217</text:p>
              </table:table-cell>
              <table:table-cell office:value-type="float" office:value="3.18584">
                <text:p>3.18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.287">
                <text:p>3.287</text:p>
              </table:table-cell>
              <table:table-cell office:value-type="float" office:value="3.57987">
                <text:p>3.57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.45803">
                <text:p>3.45803</text:p>
              </table:table-cell>
              <table:table-cell office:value-type="float" office:value="3.27568">
                <text:p>3.27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.48741">
                <text:p>2.48741</text:p>
              </table:table-cell>
              <table:table-cell office:value-type="float" office:value="3.30387">
                <text:p>3.30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.4621">
                <text:p>2.4621</text:p>
              </table:table-cell>
              <table:table-cell office:value-type="float" office:value="2.48144">
                <text:p>2.4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.46894">
                <text:p>2.46894</text:p>
              </table:table-cell>
              <table:table-cell office:value-type="float" office:value="2.63517">
                <text:p>2.63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.46581">
                <text:p>2.46581</text:p>
              </table:table-cell>
              <table:table-cell office:value-type="float" office:value="2.62635">
                <text:p>2.62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.46526">
                <text:p>2.46526</text:p>
              </table:table-cell>
              <table:table-cell office:value-type="float" office:value="2.60303">
                <text:p>2.60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.5079">
                <text:p>2.5079</text:p>
              </table:table-cell>
              <table:table-cell office:value-type="float" office:value="2.5983">
                <text:p>2.5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.50244">
                <text:p>2.50244</text:p>
              </table:table-cell>
              <table:table-cell office:value-type="float" office:value="2.5278">
                <text:p>2.5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.46908">
                <text:p>2.46908</text:p>
              </table:table-cell>
              <table:table-cell office:value-type="float" office:value="2.59157">
                <text:p>2.59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.55768">
                <text:p>2.55768</text:p>
              </table:table-cell>
              <table:table-cell office:value-type="float" office:value="2.50679">
                <text:p>2.50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.58371">
                <text:p>2.58371</text:p>
              </table:table-cell>
              <table:table-cell office:value-type="float" office:value="2.50292">
                <text:p>2.50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.5111">
                <text:p>2.5111</text:p>
              </table:table-cell>
              <table:table-cell office:value-type="float" office:value="2.50158">
                <text:p>2.50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.39463">
                <text:p>2.39463</text:p>
              </table:table-cell>
              <table:table-cell office:value-type="float" office:value="2.56958">
                <text:p>2.56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.55032">
                <text:p>2.55032</text:p>
              </table:table-cell>
              <table:table-cell office:value-type="float" office:value="2.5335">
                <text:p>2.5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.53341">
                <text:p>2.53341</text:p>
              </table:table-cell>
              <table:table-cell office:value-type="float" office:value="2.40505">
                <text:p>2.40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.67195">
                <text:p>2.67195</text:p>
              </table:table-cell>
              <table:table-cell office:value-type="float" office:value="2.60264">
                <text:p>2.60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.66647">
                <text:p>2.66647</text:p>
              </table:table-cell>
              <table:table-cell office:value-type="float" office:value="2.60065">
                <text:p>2.60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.6633">
                <text:p>2.6633</text:p>
              </table:table-cell>
              <table:table-cell office:value-type="float" office:value="2.7217">
                <text:p>2.7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.58923">
                <text:p>2.58923</text:p>
              </table:table-cell>
              <table:table-cell office:value-type="float" office:value="2.57627">
                <text:p>2.57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.72692">
                <text:p>2.72692</text:p>
              </table:table-cell>
              <table:table-cell office:value-type="float" office:value="2.6796">
                <text:p>2.6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.11676">
                <text:p>3.11676</text:p>
              </table:table-cell>
              <table:table-cell office:value-type="float" office:value="3.44287">
                <text:p>3.44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.52463">
                <text:p>3.52463</text:p>
              </table:table-cell>
              <table:table-cell office:value-type="float" office:value="3.4763">
                <text:p>3.4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.53086">
                <text:p>3.53086</text:p>
              </table:table-cell>
              <table:table-cell office:value-type="float" office:value="3.5163">
                <text:p>3.5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.26911">
                <text:p>3.26911</text:p>
              </table:table-cell>
              <table:table-cell office:value-type="float" office:value="2.94788">
                <text:p>2.94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.57334">
                <text:p>2.57334</text:p>
              </table:table-cell>
              <table:table-cell office:value-type="float" office:value="3.37492">
                <text:p>3.37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.57617">
                <text:p>2.57617</text:p>
              </table:table-cell>
              <table:table-cell office:value-type="float" office:value="2.60212">
                <text:p>2.60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.58115">
                <text:p>2.58115</text:p>
              </table:table-cell>
              <table:table-cell office:value-type="float" office:value="2.59477">
                <text:p>2.59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.54062">
                <text:p>2.54062</text:p>
              </table:table-cell>
              <table:table-cell office:value-type="float" office:value="2.604">
                <text:p>2.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.55203">
                <text:p>2.55203</text:p>
              </table:table-cell>
              <table:table-cell office:value-type="float" office:value="2.57278">
                <text:p>2.57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.62396">
                <text:p>2.62396</text:p>
              </table:table-cell>
              <table:table-cell office:value-type="float" office:value="2.60261">
                <text:p>2.60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.51933">
                <text:p>2.51933</text:p>
              </table:table-cell>
              <table:table-cell office:value-type="float" office:value="2.57057">
                <text:p>2.570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.49993">
                <text:p>2.49993</text:p>
              </table:table-cell>
              <table:table-cell office:value-type="float" office:value="2.51296">
                <text:p>2.51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.49859">
                <text:p>2.49859</text:p>
              </table:table-cell>
              <table:table-cell office:value-type="float" office:value="2.46822">
                <text:p>2.46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.55303">
                <text:p>2.55303</text:p>
              </table:table-cell>
              <table:table-cell office:value-type="float" office:value="2.57961">
                <text:p>2.579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.54158">
                <text:p>2.54158</text:p>
              </table:table-cell>
              <table:table-cell office:value-type="float" office:value="2.59749">
                <text:p>2.59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.50748">
                <text:p>2.50748</text:p>
              </table:table-cell>
              <table:table-cell office:value-type="float" office:value="2.54662">
                <text:p>2.54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.54352">
                <text:p>2.54352</text:p>
              </table:table-cell>
              <table:table-cell office:value-type="float" office:value="2.52355">
                <text:p>2.52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.53845">
                <text:p>2.53845</text:p>
              </table:table-cell>
              <table:table-cell office:value-type="float" office:value="2.55811">
                <text:p>2.55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.53375">
                <text:p>2.53375</text:p>
              </table:table-cell>
              <table:table-cell office:value-type="float" office:value="2.45476">
                <text:p>2.454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.45642">
                <text:p>2.45642</text:p>
              </table:table-cell>
              <table:table-cell office:value-type="float" office:value="2.59032">
                <text:p>2.59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.55799">
                <text:p>2.55799</text:p>
              </table:table-cell>
              <table:table-cell office:value-type="float" office:value="2.41948">
                <text:p>2.41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.54772">
                <text:p>2.54772</text:p>
              </table:table-cell>
              <table:table-cell office:value-type="float" office:value="2.61176">
                <text:p>2.61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.56715">
                <text:p>2.56715</text:p>
              </table:table-cell>
              <table:table-cell office:value-type="float" office:value="2.57641">
                <text:p>2.5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.55425">
                <text:p>2.55425</text:p>
              </table:table-cell>
              <table:table-cell office:value-type="float" office:value="2.53881">
                <text:p>2.53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.60997">
                <text:p>2.60997</text:p>
              </table:table-cell>
              <table:table-cell office:value-type="float" office:value="2.59202">
                <text:p>2.59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.54909">
                <text:p>2.54909</text:p>
              </table:table-cell>
              <table:table-cell office:value-type="float" office:value="2.58872">
                <text:p>2.58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.58109">
                <text:p>2.58109</text:p>
              </table:table-cell>
              <table:table-cell office:value-type="float" office:value="2.58368">
                <text:p>2.58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.55759">
                <text:p>2.55759</text:p>
              </table:table-cell>
              <table:table-cell office:value-type="float" office:value="2.5659">
                <text:p>2.5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.57335">
                <text:p>2.57335</text:p>
              </table:table-cell>
              <table:table-cell office:value-type="float" office:value="2.56723">
                <text:p>2.56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.5643">
                <text:p>2.5643</text:p>
              </table:table-cell>
              <table:table-cell office:value-type="float" office:value="2.51603">
                <text:p>2.51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.55153">
                <text:p>2.55153</text:p>
              </table:table-cell>
              <table:table-cell office:value-type="float" office:value="2.52874">
                <text:p>2.52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.51671">
                <text:p>2.51671</text:p>
              </table:table-cell>
              <table:table-cell office:value-type="float" office:value="2.22386">
                <text:p>2.22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.51001">
                <text:p>2.51001</text:p>
              </table:table-cell>
              <table:table-cell office:value-type="float" office:value="2.54902">
                <text:p>2.54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.2844">
                <text:p>3.2844</text:p>
              </table:table-cell>
              <table:table-cell office:value-type="float" office:value="2.56277">
                <text:p>2.56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.2981">
                <text:p>3.2981</text:p>
              </table:table-cell>
              <table:table-cell office:value-type="float" office:value="3.46059">
                <text:p>3.46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.27892">
                <text:p>3.27892</text:p>
              </table:table-cell>
              <table:table-cell office:value-type="float" office:value="3.46781">
                <text:p>3.46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.25926">
                <text:p>3.25926</text:p>
              </table:table-cell>
              <table:table-cell office:value-type="float" office:value="3.46373">
                <text:p>3.46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.37003">
                <text:p>3.37003</text:p>
              </table:table-cell>
              <table:table-cell office:value-type="float" office:value="3.52774">
                <text:p>3.52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.49667">
                <text:p>3.49667</text:p>
              </table:table-cell>
              <table:table-cell office:value-type="float" office:value="3.48154">
                <text:p>3.48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.39766">
                <text:p>3.39766</text:p>
              </table:table-cell>
              <table:table-cell office:value-type="float" office:value="3.31839">
                <text:p>3.31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.35591">
                <text:p>3.35591</text:p>
              </table:table-cell>
              <table:table-cell office:value-type="float" office:value="3.42584">
                <text:p>3.425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.35717">
                <text:p>3.35717</text:p>
              </table:table-cell>
              <table:table-cell office:value-type="float" office:value="3.49415">
                <text:p>3.49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.47054">
                <text:p>3.47054</text:p>
              </table:table-cell>
              <table:table-cell office:value-type="float" office:value="3.38806">
                <text:p>3.38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.30069">
                <text:p>3.30069</text:p>
              </table:table-cell>
              <table:table-cell office:value-type="float" office:value="3.45056">
                <text:p>3.45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.33055">
                <text:p>3.33055</text:p>
              </table:table-cell>
              <table:table-cell office:value-type="float" office:value="3.50092">
                <text:p>3.50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.39446">
                <text:p>3.39446</text:p>
              </table:table-cell>
              <table:table-cell office:value-type="float" office:value="3.34966">
                <text:p>3.349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.76729">
                <text:p>2.76729</text:p>
              </table:table-cell>
              <table:table-cell office:value-type="float" office:value="2.80961">
                <text:p>2.80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.35761">
                <text:p>3.35761</text:p>
              </table:table-cell>
              <table:table-cell office:value-type="float" office:value="2.80009">
                <text:p>2.80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.53217">
                <text:p>2.53217</text:p>
              </table:table-cell>
              <table:table-cell office:value-type="float" office:value="3.41096">
                <text:p>3.41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.53188">
                <text:p>2.53188</text:p>
              </table:table-cell>
              <table:table-cell office:value-type="float" office:value="2.57922">
                <text:p>2.579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.53984">
                <text:p>2.53984</text:p>
              </table:table-cell>
              <table:table-cell office:value-type="float" office:value="2.57993">
                <text:p>2.57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.53234">
                <text:p>2.53234</text:p>
              </table:table-cell>
              <table:table-cell office:value-type="float" office:value="2.57061">
                <text:p>2.57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.53085">
                <text:p>2.53085</text:p>
              </table:table-cell>
              <table:table-cell office:value-type="float" office:value="2.53956">
                <text:p>2.539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2.65032">
                <text:p>2.65032</text:p>
              </table:table-cell>
              <table:table-cell office:value-type="float" office:value="3.36781">
                <text:p>3.367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3.30432">
                <text:p>3.30432</text:p>
              </table:table-cell>
              <table:table-cell office:value-type="float" office:value="2.62622">
                <text:p>2.626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3.18587">
                <text:p>3.18587</text:p>
              </table:table-cell>
              <table:table-cell office:value-type="float" office:value="3.41884">
                <text:p>3.418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.27762">
                <text:p>3.27762</text:p>
              </table:table-cell>
              <table:table-cell office:value-type="float" office:value="3.50202">
                <text:p>3.502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.34803">
                <text:p>3.34803</text:p>
              </table:table-cell>
              <table:table-cell office:value-type="float" office:value="3.42806">
                <text:p>3.428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.34687">
                <text:p>3.34687</text:p>
              </table:table-cell>
              <table:table-cell office:value-type="float" office:value="3.41602">
                <text:p>3.41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.32566">
                <text:p>3.32566</text:p>
              </table:table-cell>
              <table:table-cell office:value-type="float" office:value="3.36965">
                <text:p>3.369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3.43585">
                <text:p>3.43585</text:p>
              </table:table-cell>
              <table:table-cell office:value-type="float" office:value="3.33969">
                <text:p>3.33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3.37831">
                <text:p>3.37831</text:p>
              </table:table-cell>
              <table:table-cell office:value-type="float" office:value="3.36712">
                <text:p>3.36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3.33624">
                <text:p>3.33624</text:p>
              </table:table-cell>
              <table:table-cell office:value-type="float" office:value="3.4011">
                <text:p>3.4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3.34812">
                <text:p>3.34812</text:p>
              </table:table-cell>
              <table:table-cell office:value-type="float" office:value="3.41416">
                <text:p>3.414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.32098">
                <text:p>3.32098</text:p>
              </table:table-cell>
              <table:table-cell office:value-type="float" office:value="3.38306">
                <text:p>3.383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